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URLModule.getAttribute( String name , Configuration modeConf , Map objectMode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PortletURLModule.getAttributeValues( String name , Configuration modeConf , Map objectMod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